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eb613d"/>
    </style:style>
    <style:style style:name="P2" style:family="paragraph">
      <style:text-properties fo:color="#0099ff"/>
    </style:style>
    <style:style style:name="P3" style:family="paragraph">
      <style:paragraph-properties fo:text-align="center"/>
    </style:style>
    <style:style style:name="P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color="#eb613d"/>
    </style:style>
    <style:style style:name="T2" style:family="text">
      <style:text-properties fo:color="#0099ff"/>
    </style:style>
    <style:style style:name="T3" style:family="text">
      <style:text-properties fo:color="#33cc66"/>
    </style:style>
    <style:style style:name="T4" style:family="text">
      <style:text-properties style:use-window-font-color="true"/>
    </style:style>
    <style:style style:name="T5" style:family="text">
      <style:text-properties fo:color="#eb613d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use-window-font-color="true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style:use-window-font-color="true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fo:color="#0099ff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fo:color="#0099ff" style:text-position="super 58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color="#00ae00"/>
    </style:style>
    <style:style style:name="T11" style:family="text">
      <style:text-properties fo:color="#ffd320"/>
    </style:style>
    <style:style style:name="T12" style:family="text">
      <style:text-properties fo:color="#c5000b"/>
    </style:style>
    <style:style style:name="T13" style:family="text">
      <style:text-properties style:use-window-font-color="true" fo:font-style="normal" style:font-style-asian="normal" style:font-style-complex="normal"/>
    </style:style>
    <style:style style:name="T14" style:family="text">
      <style:text-properties fo:color="#eb613d" fo:font-style="normal" style:font-style-asian="normal" style:font-style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b613d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b613d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0" style:family="text">
      <style:text-properties fo:color="#eb613d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pproximating aggregate queries using the VC-Dimension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Matteo Riondato</text:span></text:p>
            <text:p><text:span text:style-name="T2"/></text:p>
            <text:p><text:span text:style-name="T2"/></text:p>
            <text:p><text:span text:style-name="T2"><text:s/></text:span></text:p>
            <text:p><text:span text:style-name="T3">Group meeting, 10/4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Previous Work</text:span><text:span text:style-name="T1"><text:tab/>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showed how to compute an <text:span text:style-name="T1">estimation of the selectivity</text:span> of each query in a sequence, using a <text:span text:style-name="T1">random</text:span> <text:span text:style-name="T1">sample </text:span><text:span text:style-name="T4">of the DB, by</text:span><text:span text:style-name="T1"> running the query on the sample.</text:span></text:p>
              </text:list-item>
              <text:list-item>
                <text:p><text:span text:style-name="T1">Sample size</text:span><text:span text:style-name="T4"> was dependent on </text:span><text:span text:style-name="T5">ε</text:span><text:span text:style-name="T6">, </text:span><text:span text:style-name="T5">δ</text:span><text:span text:style-name="T7">, and the maximum </text:span><text:span text:style-name="T5">complexity of a query</text:span><text:span text:style-name="T7">, expressed by the </text:span><text:span text:style-name="T5">VC-dimension</text:span><text:span text:style-name="T7"> of the class of queries.</text:span></text:p>
              </text:list-item>
              <text:list-item>
                <text:p><text:span text:style-name="T7">The VC-dimension is </text:span><text:span text:style-name="T5">data-independent</text:span><text:span text:style-name="T7">. It depends on the </text:span><text:span text:style-name="T5">maximum number of joins in a query </text:span><text:span text:style-name="T8">(j)</text:span><text:span text:style-name="T7">, on the </text:span><text:span text:style-name="T5">maximum number of clauses in the selection predicate </text:span><text:span text:style-name="T8">(b)</text:span><text:span text:style-name="T7">, on the </text:span><text:span text:style-name="T5">maximum number of columns</text:span><text:span text:style-name="T7"> in a table </text:span><text:span text:style-name="T8">(m)</text:span></text:p>
                <text:p text:style-name="P3"><text:span text:style-name="T8">VC = f(m,j,b) = Õ(j</text:span><text:span text:style-name="T9">2</text:span><text:span text:style-name="T8">mb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next?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ation of <text:span text:style-name="T1">groups size</text:span> in <text:span text:style-name="T1">group-by queries</text:span>.</text:p>
                <text:list>
                  <text:list-item>
                    <text:p><text:span text:style-name="T2">size of groups, not number of groups </text:span>(can give a loose bound on the latter)</text:p>
                  </text:list-item>
                </text:list>
              </text:list-item>
              <text:list-item>
                <text:p>Estimation of results of <text:span text:style-name="T1">aggregate queries</text:span></text:p>
                <text:list>
                  <text:list-item>
                    <text:p><text:span text:style-name="T10">SUM, AVG, Variance</text:span>, <text:span text:style-name="T11">STDDEV</text:span>, <text:span text:style-name="T12">Median, Mode</text:span>, <text:span text:style-name="T2">???</text:span></text:p>
                  </text:list-item>
                  <text:list-item>
                    <text:p>We want to also give <text:span text:style-name="T1">confidence bounds</text:span></text:p>
                  </text:list-item>
                </text:list>
              </text:list-item>
              <text:list-item>
                <text:p><text:span text:style-name="T13">Aiming for </text:span><text:span text:style-name="T14">VLDB</text:span><text:span text:style-name="T13">/</text:span><text:span text:style-name="T14">ICDE 2013</text:span><text:span text:style-name="T13"> (or EDBT/ICDT if experiments results are not grea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How? (group-by)</text:span></text:p>
          </draw:text-box>
        </draw:frame>
        <draw:frame presentation:style-name="pr5" draw:layer="layout" svg:width="27.178cm" svg:height="16.256cm" svg:x="0.508cm" svg:y="3.81cm" presentation:class="outline" presentation:user-transformed="true">
          <draw:text-box>
            <text:list text:style-name="L2">
              <text:list-item>
                <text:p><text:span text:style-name="T15">SELECT * FROM T_1,T_2,... WHERE PRED GROUP BY A</text:span></text:p>
              </text:list-item>
              <text:list-item>
                <text:p>The output of this group-by query is just the <text:span text:style-name="T1">collection of outputs </text:span><text:span text:style-name="T4">of one </text:span><text:span text:style-name="T1">non group-by query</text:span> with an <text:span text:style-name="T1">additional clause </text:span><text:span text:style-name="T4">in the selection predicate, for each value </text:span><text:span text:style-name="T1">a </text:span><text:span text:style-name="T4">of A:</text:span></text:p>
                <text:p>SELECT * FROM T_1,T_2,... WHERE PRED AND A=a</text:p>
              </text:list-item>
              <text:list-item>
                <text:p><text:span text:style-name="T15">To estimate the size of a group we can </text:span><text:span text:style-name="T16">estimate </text:span><text:span text:style-name="T17">the selectivity</text:span><text:span text:style-name="T18"> of the “enriched” query.</text:span></text:p>
              </text:list-item>
              <text:list-item>
                <text:p><text:span text:style-name="T15">We can do this by </text:span><text:span text:style-name="T16">computing the VC-Dimension of the enriched </text:span><text:span text:style-name="T17">queries</text:span><text:span text:style-name="T18">.</text:span></text:p>
              </text:list-item>
              <text:list-item>
                <text:p><text:span text:style-name="T18">If </text:span><text:span text:style-name="T17">d=f(m,j,b)</text:span><text:span text:style-name="T18"> was the VC-dimension of queries like</text:span></text:p>
                <text:list>
                  <text:list-header>
                    <text:p><text:span text:style-name="T18">SELECT * FROM T_1,T_2,... WHERE PRED</text:span></text:p>
                  </text:list-header>
                </text:list>
                <text:p text:style-name="P4"><text:span text:style-name="T18">the VC-Dimension of the enriched queries is </text:span><text:span text:style-name="T17">f(m,j,b+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How? (aggregates)</text:span></text:p>
          </draw:text-box>
        </draw:frame>
        <draw:frame presentation:style-name="pr5" draw:layer="layout" svg:width="27.238cm" svg:height="13.859cm" svg:x="0.381cm" svg:y="4.914cm" presentation:class="outline" presentation:user-transformed="true">
          <draw:text-box>
            <text:list text:style-name="L2">
              <text:list-item>
                <text:p>SELECT <text:span text:style-name="T1">SUM(A)</text:span> FROM T_1,T_2,... WHERE PRED </text:p>
              </text:list-item>
              <text:list-item>
                <text:p><text:span text:style-name="T19">For each value </text:span><text:span text:style-name="T20">a</text:span><text:span text:style-name="T19"> in the domain of A we know the selectivity </text:span><text:span text:style-name="T20">s(a) </text:span><text:span text:style-name="T19">of</text:span></text:p>
                <text:list>
                  <text:list-header>
                    <text:p><text:span text:style-name="T19">SELECT * FROM T_1,T_2,... WHERE PRED AND A=a</text:span><text:span text:style-name="T19"><text:tab/></text:span></text:p>
                  </text:list-header>
                </text:list>
              </text:list-item>
              <text:list-item>
                <text:p>We can use this information to compute the <text:span text:style-name="T1">approximate result to aggregate queries</text:span>: </text:p>
                <text:p text:style-name="P3"><text:span text:style-name="T2">SUM(A) = a*s(a) + b*s(b) +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fidence bound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need to find <text:span text:style-name="T1">upper and lower bounds</text:span> to the real results</text:p>
              </text:list-item>
              <text:list-item>
                <text:p><text:span text:style-name="T1">Missing values</text:span> in the sample are a problem</text:p>
                <text:list>
                  <text:list-item>
                    <text:p>Think about SUM</text:p>
                  </text:list-item>
                </text:list>
              </text:list-item>
              <text:list-item>
                <text:p>We consider the <text:span text:style-name="T1">worst case</text:span> and find the <text:span text:style-name="T1">distribution of values</text:span> corresponding to the <text:span text:style-name="T1">lowest/highest possible result</text:span> for the aggregate query.</text:p>
              </text:list-item>
              <text:list-item>
                <text:p>We use <text:span text:style-name="T1">linear programming</text:span> to compute the distribution and the bound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Experiment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hing done at the moment</text:p>
              </text:list-item>
              <text:list-item>
                <text:p><text:span text:style-name="T1">Evaluation</text:span> of our method</text:p>
                <text:list>
                  <text:list-item>
                    <text:p>Sample size</text:p>
                  </text:list-item>
                  <text:list-item>
                    <text:p>Accuracy of the estimations</text:p>
                  </text:list-item>
                  <text:list-item>
                    <text:p>Width of confidence bounds</text:p>
                  </text:list-item>
                  <text:list-item>
                    <text:p>Speed</text:p>
                  </text:list-item>
                </text:list>
              </text:list-item>
              <text:list-item>
                <text:p><text:span text:style-name="T1">Comparison</text:span> with other methods</text:p>
                <text:list>
                  <text:list-item>
                    <text:p>Sketches (what, which, where to get the code?)</text:p>
                  </text:list-item>
                  <text:list-item>
                    <text:p>Other sample methods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30T09:11:10</meta:creation-date>
    <meta:editing-duration>PT14H36M43S</meta:editing-duration>
    <meta:editing-cycles>49</meta:editing-cycles>
    <dc:date>2011-10-04T10:07:19</dc:date>
    <meta:generator>LibreOffice/3.4$Unix LibreOffice_project/340m1$Build-203</meta:generator>
    <meta:document-statistic meta:object-count="49"/>
  </office:meta>
</office:document-meta>
</file>